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bb3" officeooo:paragraph-rsid="00083bb3"/>
    </style:style>
    <style:style style:name="P2" style:family="paragraph" style:parent-style-name="Standard" style:list-style-name="L1">
      <style:text-properties officeooo:rsid="00083bb3" officeooo:paragraph-rsid="00083bb3"/>
    </style:style>
    <style:style style:name="P3" style:family="paragraph" style:parent-style-name="Standard" style:list-style-name="L2">
      <style:text-properties officeooo:rsid="00083bb3" officeooo:paragraph-rsid="00083bb3"/>
    </style:style>
    <style:style style:name="P4" style:family="paragraph" style:parent-style-name="Standard" style:list-style-name="L3">
      <style:text-properties officeooo:rsid="00083bb3" officeooo:paragraph-rsid="00083bb3"/>
    </style:style>
    <style:style style:name="P5" style:family="paragraph" style:parent-style-name="Standard" style:list-style-name="L4">
      <style:text-properties officeooo:rsid="00083bb3" officeooo:paragraph-rsid="00083bb3"/>
    </style:style>
    <style:style style:name="P6" style:family="paragraph" style:parent-style-name="Standard" style:list-style-name="L5">
      <style:text-properties officeooo:rsid="00083bb3" officeooo:paragraph-rsid="00083bb3"/>
    </style:style>
    <style:style style:name="P7" style:family="paragraph" style:parent-style-name="Standard">
      <style:text-properties officeooo:rsid="000a2246" officeooo:paragraph-rsid="000a2246"/>
    </style:style>
    <style:style style:name="P8" style:family="paragraph" style:parent-style-name="Standard">
      <style:text-properties officeooo:rsid="000bf0d9" officeooo:paragraph-rsid="000bf0d9"/>
    </style:style>
    <style:style style:name="P9" style:family="paragraph" style:parent-style-name="Standard" style:list-style-name="L6">
      <style:text-properties officeooo:rsid="000bf0d9" officeooo:paragraph-rsid="000bf0d9"/>
    </style:style>
    <style:style style:name="P10" style:family="paragraph" style:parent-style-name="Standard">
      <style:text-properties officeooo:paragraph-rsid="000bf0d9"/>
    </style:style>
    <style:style style:name="P11" style:family="paragraph" style:parent-style-name="Standard">
      <style:text-properties officeooo:rsid="000da03a" officeooo:paragraph-rsid="000da03a"/>
    </style:style>
    <style:style style:name="P12" style:family="paragraph" style:parent-style-name="Standard">
      <style:text-properties officeooo:paragraph-rsid="000da03a"/>
    </style:style>
    <style:style style:name="P13" style:family="paragraph" style:parent-style-name="Standard" style:list-style-name="L7">
      <style:text-properties officeooo:rsid="000e2687" officeooo:paragraph-rsid="000e2687"/>
    </style:style>
    <style:style style:name="P14" style:family="paragraph" style:parent-style-name="Standard">
      <style:paragraph-properties fo:break-before="page"/>
      <style:text-properties officeooo:rsid="000a2246" officeooo:paragraph-rsid="000a2246"/>
    </style:style>
    <style:style style:name="P15" style:family="paragraph" style:parent-style-name="Standard" style:list-style-name="L7">
      <style:paragraph-properties fo:break-before="page"/>
      <style:text-properties officeooo:rsid="000e2687" officeooo:paragraph-rsid="000e2687"/>
    </style:style>
    <style:style style:name="T1" style:family="text">
      <style:text-properties fo:font-weight="bold" style:font-weight-asian="bold" style:font-weight-complex="bold"/>
    </style:style>
    <style:style style:name="T2" style:family="text">
      <style:text-properties fo:font-weight="bold" officeooo:rsid="000927cd" style:font-weight-asian="bold" style:font-weight-complex="bold"/>
    </style:style>
    <style:style style:name="T3" style:family="text">
      <style:text-properties officeooo:rsid="000927cd"/>
    </style:style>
    <style:style style:name="T4" style:family="text">
      <style:text-properties officeooo:rsid="000bf0d9"/>
    </style:style>
    <style:style style:name="T5" style:family="text">
      <style:text-properties officeooo:rsid="000da03a"/>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type of doc <text:span text:style-name="T1">B</text:span></text:p>
      <text:list xml:id="list1377884757" text:style-name="L1">
        <text:list-item>
          <text:p text:style-name="P2">A. Interview</text:p>
        </text:list-item>
        <text:list-item>
          <text:p text:style-name="P2">B. News report</text:p>
        </text:list-item>
        <text:list-item>
          <text:p text:style-name="P2">C. Obituary</text:p>
        </text:list-item>
        <text:list-item>
          <text:p text:style-name="P2">D. Speech</text:p>
        </text:list-item>
      </text:list>
      <text:p text:style-name="P1"/>
      <text:p text:style-name="P1">2) How many speakers ? <text:span text:style-name="T1">D</text:span></text:p>
      <text:list xml:id="list2289130958" text:style-name="L2">
        <text:list-item>
          <text:p text:style-name="P3">A. 3</text:p>
        </text:list-item>
        <text:list-item>
          <text:p text:style-name="P3">B. 4</text:p>
        </text:list-item>
        <text:list-item>
          <text:p text:style-name="P3">C. 5</text:p>
        </text:list-item>
        <text:list-item>
          <text:p text:style-name="P3">D. 6</text:p>
        </text:list-item>
      </text:list>
      <text:p text:style-name="P1"/>
      <text:p text:style-name="P1">3) Who replaced Ruth Bader Ginsburg ? <text:span text:style-name="T2">D</text:span></text:p>
      <text:list xml:id="list878808529" text:style-name="L3">
        <text:list-item>
          <text:p text:style-name="P4">A. Erwin Chemerinsky</text:p>
        </text:list-item>
        <text:list-item>
          <text:p text:style-name="P4">B. Brian Fallon</text:p>
        </text:list-item>
        <text:list-item>
          <text:p text:style-name="P4">C. Stephen Breyer</text:p>
        </text:list-item>
        <text:list-item>
          <text:p text:style-name="P4">D. Amy Coney</text:p>
        </text:list-item>
      </text:list>
      <text:p text:style-name="P1"/>
      <text:p text:style-name="P1">4) Ruth Bader Ginsburg agreed to retire when she was asked <text:span text:style-name="T2">B</text:span></text:p>
      <text:list xml:id="list1097153823" text:style-name="L4">
        <text:list-item>
          <text:p text:style-name="P5">A. True</text:p>
        </text:list-item>
        <text:list-item>
          <text:p text:style-name="P5">B. False</text:p>
        </text:list-item>
      </text:list>
      <text:p text:style-name="P1"/>
      <text:p text:style-name="P1">5) Who could become majority leader again in 2022 if the republicans win the midterms ?<text:span text:style-name="T3"> </text:span><text:span text:style-name="T2">B</text:span></text:p>
      <text:list xml:id="list2399010517" text:style-name="L5">
        <text:list-item>
          <text:p text:style-name="P6">A. Joe Biden</text:p>
        </text:list-item>
        <text:list-item>
          <text:p text:style-name="P6">B. Mitch McConnell</text:p>
        </text:list-item>
        <text:list-item>
          <text:p text:style-name="P6">C. Dick Durbin</text:p>
        </text:list-item>
        <text:list-item>
          <text:p text:style-name="P6">D. Stephen Breyer</text:p>
        </text:list-item>
      </text:list>
      <text:p text:style-name="P14">1) Introduce the document </text:p>
      <text:p text:style-name="P7"/>
      <text:p text:style-name="P10"><text:span text:style-name="T4">This document is a news report from NPR News in which the main speaker, Suzan Davis - a reporter from NPR - talks about the Supreme Court's current term coming to an end, as well as the movement raised by the Demand Justice group asking for the 82 year old Justice Stephen Breyer to retire.</text:span></text:p>
      <text:p text:style-name="P7"/>
      <text:p text:style-name="P7">2) What were the three main consequences of RBG's passing ?</text:p>
      <text:p text:style-name="P7"/>
      <text:p text:style-name="P8">RBG was replaced with Amy Coney Barrett; people came to regret remaing silent in 2013 when Erwin Chemerinsky called for RBG to retire; ACB delivered a conservative supermajority.</text:p>
      <text:p text:style-name="P7"/>
      <text:p text:style-name="P7">3) List at least 3 actions the group Demand Justice has undertaken since Democrats took control of the Senate in January. What was their aim ?</text:p>
      <text:p text:style-name="P7"/>
      <text:p text:style-name="P8">They organized public demonstrations, billboard and ad campaigns, and assembled a list of scholar and activists to join their public pressure campaign for Breyer to retire.</text:p>
      <text:p text:style-name="P7"/>
      <text:p text:style-name="P7">4) What are the 2 risks facing the Democrats if Breyer doesn't retire now ?</text:p>
      <text:p text:style-name="P8">The risk of Breyer remaining on the Court, according to Fallon, is twofold :</text:p>
      <text:list xml:id="list2348486017" text:style-name="L6">
        <text:list-item>
          <text:p text:style-name="P9">The first is a 50/50 senate</text:p>
        </text:list-item>
        <text:list-item>
          <text:p text:style-name="P9">The second is the 2022 midterms, when republicans could win control of the Senate allowing Mitch McConnell to become majority leader again.</text:p>
        </text:list-item>
      </text:list>
      <text:p text:style-name="P7"/>
      <text:p text:style-name="P7">5) What would a Republican Senator as Senate majority leader mean at best ? And at worst ?</text:p>
      <text:p text:style-name="P7"/>
      <text:p text:style-name="P8">At best, Joe Biden would have to colibrate who he selects in order to get them through a Republican-held Senate; at worst, McConnell might block any Biden pick.</text:p>
      <text:p text:style-name="P7"/>
      <text:p text:style-name="P7">6) Generally speaking, how have Democrat Senators been reacting to this campaign so far ? Justify your answer.</text:p>
      <text:p text:style-name="P7"/>
      <text:p text:style-name="P11">A handful of Senators assembled on Capitol Hill and "tactfully" suggested they'd like to see Breyer retire. Democratic Senator Jeff Merkley told CNN that he opposed any pressure campaigns on the Court and added the he would prefer to see members of the Senate such as Breyer to think about retiring on their own, and not to let their seat be subject to a potential theft. </text:p>
      <text:p text:style-name="P7"/>
      <text:p text:style-name="P7">7) How does the last speaker qualify the traditionnal Democrat approach to such issues ? Does he agree with it ?</text:p>
      <text:p text:style-name="P7"/>
      <text:p text:style-name="P12"><text:span text:style-name="T5">He qualifies this approach as "hands-off" and says that they've been "sort of foolish for doing so because the other side doesn't operate that way".</text:span></text:p>
      <text:p text:style-name="P7"/>
      <text:p text:style-name="P7">8) What issues are raised by the document ?</text:p>
      <text:p text:style-name="P7"/>
      <text:p text:style-name="P11">This document mainly raises the issue of Senators being elected for a lifetime and the fact that they are not forced to retire after a certain age.</text:p>
      <text:list xml:id="list2136952027" text:style-name="L7">
        <text:list-item>
          <text:p text:style-name="P15">Su<text:span text:style-name="T6">preme</text:span></text:p>
        </text:list-item>
        <text:list-item>
          <text:p text:style-name="P13"><text:span text:style-name="T6">A</text:span>ctivists</text:p>
        </text:list-item>
        <text:list-item>
          <text:p text:style-name="P13"><text:span text:style-name="T6">Ju</text:span>stice</text:p>
        </text:list-item>
        <text:list-item>
          <text:p text:style-name="P13">Ap<text:span text:style-name="T6">point</text:span></text:p>
        </text:list-item>
        <text:list-item>
          <text:p text:style-name="P13"><text:span text:style-name="T6">Li</text:span>beral</text:p>
        </text:list-item>
        <text:list-item>
          <text:p text:style-name="P13"><text:span text:style-name="T6">Sen</text:span>ate</text:p>
        </text:list-item>
        <text:list-item>
          <text:p text:style-name="P13">Corres<text:span text:style-name="T6">pon</text:span>dant</text:p>
        </text:list-item>
        <text:list-item>
          <text:p text:style-name="P13">E<text:span text:style-name="T6">lec</text:span>tion</text:p>
        </text:list-item>
        <text:list-item>
          <text:p text:style-name="P13"><text:span text:style-name="T6">Que</text:span>stioning</text:p>
        </text:list-item>
        <text:list-item>
          <text:p text:style-name="P13">Ap<text:span text:style-name="T6">point</text:span>ment</text:p>
        </text:list-item>
        <text:list-item>
          <text:p text:style-name="P13">E<text:span text:style-name="T6">xe</text:span>cutive</text:p>
        </text:list-item>
        <text:list-item>
          <text:p text:style-name="P13">A<text:span text:style-name="T6">pproach</text:span></text:p>
        </text:list-item>
        <text:list-item>
          <text:p text:style-name="P13">Cam<text:span text:style-name="T6">paign</text:span></text:p>
        </text:list-item>
        <text:list-item>
          <text:p text:style-name="P13">Con<text:span text:style-name="T6">trol</text:span></text:p>
        </text:list-item>
        <text:list-item>
          <text:p text:style-name="P13">Po<text:span text:style-name="T6">ten</text:span>tial</text:p>
        </text:list-item>
        <text:list-item>
          <text:p text:style-name="P13">Po<text:span text:style-name="T6">si</text:span>tioning</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12:26:24.050123704</meta:creation-date>
    <meta:generator>LibreOffice/6.4.7.2$Linux_X86_64 LibreOffice_project/40$Build-2</meta:generator>
    <dc:date>2021-10-29T13:14:39.447625262</dc:date>
    <meta:editing-duration>PT21M44S</meta:editing-duration>
    <meta:editing-cycles>5</meta:editing-cycles>
    <meta:document-statistic meta:table-count="0" meta:image-count="0" meta:object-count="0" meta:page-count="3" meta:paragraph-count="57" meta:word-count="565" meta:character-count="2975" meta:non-whitespace-character-count="2501"/>
  </office:meta>
</office:document-meta>
</file>